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5">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9"/>
    <style:style style:name="P107" style:family="paragraph" style:parent-style-name="Standard" style:list-style-name="L9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T15"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9.0</text:p>
      <text:list xml:id="list1953671585821740482" text:style-name="L99">
        <text:list-item>
          <text:p text:style-name="P106">restored the right-click help to the <text:span text:style-name="T15">Mark baseline region</text:span> | <text:span text:style-name="T15">Clear baseline region</text:span> | <text:span text:style-name="T15">Calc baseline mean/sigma/corr coeffs</text:span> buttons that got lost during the scrollable gui experiment.<text:line-break/></text:p>
        </text:list-item>
      </text:list>
      <text:p text:style-name="Standard">version 3.8.9</text:p>
      <text:list xml:id="list3674379581376250499" text:style-name="L1">
        <text:list-item>
          <text:p text:style-name="P10">Changed the label on the <text:span text:style-name="T15">Write csv file</text:span> button to <text:span text:style-name="T15">Save current light-curve</text:span> to more intuitively suggest what is hiding behind this button.<text:line-break/></text:p>
        </text:list-item>
      </text:list>
      <text:p text:style-name="Standard">version 3.8.8</text:p>
      <text:list xml:id="list3795058852670244595" text:style-name="L2">
        <text:list-item>
          <text:p text:style-name="P11">fixed a bug that sometimes kept events that contained a single point at the bottom from producing a report.<text:line-break/></text:p>
        </text:list-item>
      </text:list>
      <text:p text:style-name="Standard">version 3.8.7</text:p>
      <text:list xml:id="list2792630977373296871" text:style-name="L3">
        <text:list-item>
          <text:p text:style-name="P1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247521416702745549" text:style-name="L4">
        <text:list-item>
          <text:p text:style-name="P13">checks for only a single light-curve in the csv file which was causing a 'list index out of range' error message<text:line-break/></text:p>
        </text:list-item>
      </text:list>
      <text:p text:style-name="Standard">version 3.8.5</text:p>
      <text:list xml:id="list1042894261080165001" text:style-name="L5">
        <text:list-item>
          <text:p text:style-name="P14">changed the way QGridLayout was referenced.<text:line-break/></text:p>
        </text:list-item>
      </text:list>
      <text:p text:style-name="Standard">version 3.8.4</text:p>
      <text:list xml:id="list2321930875853590302" text:style-name="L6">
        <text:list-item>
          <text:p text:style-name="P1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15"/>
        </text:list-item>
      </text:list>
      <text:p text:style-name="Standard">version 3.8.3</text:p>
      <text:list xml:id="list3774482791661245652" text:style-name="L7">
        <text:list-item>
          <text:p text:style-name="P16">adds display of light-curve name (if available in the csv file) to the curve-to-be-analyzed and the normalization curve next to their selection spinners.<text:line-break/></text:p>
        </text:list-item>
      </text:list>
      <text:p text:style-name="Standard">version 3.8.2</text:p>
      <text:list xml:id="list3909467820342351782" text:style-name="L8">
        <text:list-item>
          <text:p text:style-name="P17">3.7.5 introduced a scrollable GUI for small screens. Unfortunately, that caused resizing problem for all users. The version reverts back to the original GUI design.<text:line-break/></text:p>
        </text:list-item>
        <text:list-item>
          <text:p text:style-name="P1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4028468679625368612" text:style-name="L9">
        <text:list-item>
          <text:p text:style-name="P18"><text:soft-page-break/>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5455944578983860365" text:style-name="L10">
        <text:list-item>
          <text:p text:style-name="P19">adds a tutorial button to supply a quick-start for new or infrequent users.<text:line-break/></text:p>
        </text:list-item>
      </text:list>
      <text:p text:style-name="Standard">version 3.7.9</text:p>
      <text:list xml:id="list7430406297566275200" text:style-name="L11">
        <text:list-item>
          <text:p text:style-name="P2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267666010643426797" text:style-name="L12">
        <text:list-item>
          <text:p text:style-name="P21">added visible left, top, and bottom axes to main plot (with ticks to make easier to associate timestamp with point).<text:line-break/></text:p>
        </text:list-item>
      </text:list>
      <text:p text:style-name="Standard">version 3.7.7</text:p>
      <text:list xml:id="list3327309296207366026" text:style-name="L13">
        <text:list-item>
          <text:p text:style-name="P22">if timestamps are available in the csv file, they are used as x axis labels in the main plot.<text:line-break/></text:p>
        </text:list-item>
      </text:list>
      <text:p text:style-name="Standard">version 3.7.6</text:p>
      <text:list xml:id="list8241234371621821563" text:style-name="L14">
        <text:list-item>
          <text:p text:style-name="P23">changed the way QMainWindow and Qapplication were referenced to accommodate the latest Anaconda version, which has reorganized where those modules are stored. </text:p>
          <text:p text:style-name="P23">This was causing a fatal startup error.<text:line-break/> </text:p>
        </text:list-item>
      </text:list>
      <text:p text:style-name="Standard">version 3.7.5</text:p>
      <text:list xml:id="list790332406117672348" text:style-name="L15">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text:soft-page-break/></text:p>
      <text:p text:style-name="Standard">version 3.7.4</text:p>
      <text:list xml:id="list4160774955920460532" text:style-name="L16">
        <text:list-item>
          <text:p text:style-name="P2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33995415807458650" text:style-name="L17">
        <text:list-item>
          <text:p text:style-name="P25">adds code line needed by any Mac users that are running Big Sur<text:line-break/></text:p>
        </text:list-item>
      </text:list>
      <text:p text:style-name="Standard">version 3.7.2</text:p>
      <text:list xml:id="list7005248369550716242" text:style-name="L18">
        <text:list-item>
          <text:p text:style-name="P26">fixes bug that caused all analysis attempts to 'stall'</text:p>
        </text:list-item>
      </text:list>
      <text:p text:style-name="Standard"/>
      <text:p text:style-name="Standard">version 3.7.1</text:p>
      <text:list xml:id="list5504330944207005353" text:style-name="L19">
        <text:list-item>
          <text:p text:style-name="P27">fixed a bug in the r limb angle entry<text:line-break/></text:p>
        </text:list-item>
      </text:list>
      <text:p text:style-name="Standard">version 3.7.0</text:p>
      <text:list xml:id="list5616192308807269457" text:style-name="L20">
        <text:list-item>
          <text:p text:style-name="P28">adds right-click help to ast speed label giving the equation to use if asteroid speed is not available but asteroid diameter and maximum duration are specified<text:line-break/></text:p>
        </text:list-item>
        <text:list-item>
          <text:p text:style-name="P28">adds suggestion to right-click help on penumbral fit checkbox for how to find the penumbral curve csv file that is provided for practice purposes.<text:line-break/></text:p>
        </text:list-item>
      </text:list>
      <text:p text:style-name="Standard">version 3.6.8</text:p>
      <text:list xml:id="list2528474468768397808" text:style-name="L21">
        <text:list-item>
          <text:p text:style-name="P29">adds modeling of off centerline observations to lightcurve calibration curve generation<text:line-break/></text:p>
        </text:list-item>
      </text:list>
      <text:p text:style-name="Standard">version 3.6.7</text:p>
      <text:list xml:id="list3977130814812919009" text:style-name="L22">
        <text:list-item>
          <text:p text:style-name="P30">clarified the location of the Enable Manual Timestamp Entry checkbox in the pop-up message appears when there are no timestamps in the csv file.<text:line-break/></text:p>
        </text:list-item>
      </text:list>
      <text:p text:style-name="Standard">version 3.6.6</text:p>
      <text:list xml:id="list4310472139157500664" text:style-name="L23">
        <text:list-item>
          <text:p text:style-name="P3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099458047329124931" text:style-name="L24">
        <text:list-item>
          <text:p text:style-name="P3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1248218621598437442" text:style-name="L25">
        <text:list-item>
          <text:p text:style-name="P33"><text:soft-page-break/>version 3.6.2 would open .xlsx Report file on Mac, but not Windows. This version attempts to fix that (Windows needs a different command to open a file).<text:line-break/></text:p>
        </text:list-item>
      </text:list>
      <text:p text:style-name="Standard">version 3.6.2</text:p>
      <text:list xml:id="list6037073651421039732" text:style-name="L26">
        <text:list-item>
          <text:p text:style-name="P3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599935350313664124" text:style-name="L27">
        <text:list-item>
          <text:p text:style-name="P3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2861157908060527177" text:style-name="L28">
        <text:list-item>
          <text:p text:style-name="P3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36"><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text:soft-pag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1453918793611012081" text:style-name="L29">
        <text:list-item>
          <text:p text:style-name="P37">fixed another bug in penumbral curve fit and removed diagnostic printouts.<text:line-break/></text:p>
        </text:list-item>
      </text:list>
      <text:p text:style-name="Standard">version 3.5.8</text:p>
      <text:list xml:id="list1553925057901940269" text:style-name="L30">
        <text:list-item>
          <text:p text:style-name="P38">fixed a number of bugs in the penumbral curve fit code<text:line-break/></text:p>
        </text:list-item>
      </text:list>
      <text:p text:style-name="Standard">version 3.5.7</text:p>
      <text:list xml:id="list637251762357468358" text:style-name="L31">
        <text:list-item>
          <text:p text:style-name="P3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90121456579333437" text:style-name="L32">
        <text:list-item>
          <text:p text:style-name="P4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464859104468123046" text:style-name="L33">
        <text:list-item>
          <text:p text:style-name="P4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321635275570204723" text:style-name="L34">
        <text:list-item>
          <text:p text:style-name="P4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322482424126299879" text:style-name="L35">
        <text:list-item>
          <text:p text:style-name="P4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507788989312395707" text:style-name="L36">
        <text:list-item>
          <text:p text:style-name="P44">Changed the 'smooth reference star procedure' to no longer display the points at <text:soft-page-break/>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585232966189914646" text:style-name="L37">
        <text:list-item>
          <text:p text:style-name="P45">Added additional references to the North American Excel Spreadsheet report in the new section of the final report that bangs on about the start-of-exposure timing convention.<text:line-break/></text:p>
        </text:list-item>
      </text:list>
      <text:p text:style-name="Standard">version 3.5.0</text:p>
      <text:list xml:id="list6869959466141094782" text:style-name="L38">
        <text:list-item>
          <text:p text:style-name="P4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46">NEW: when 'trims' have been placed, a 'write csv' process will honor those values and produce a 'trimmed' output file.<text:line-break/></text:p>
        </text:list-item>
        <text:list-item>
          <text:p text:style-name="P46">NEW: when a light curve has been 'normalized', the changed values are written to the data table where, once again, a 'write csv' process will capture the results.<text:line-break/></text:p>
        </text:list-item>
        <text:list-item>
          <text:p text:style-name="P46">Added additional reminders that the start-of-exposure timestamp/timing convention is employed.</text:p>
        </text:list-item>
      </text:list>
      <text:p text:style-name="Standard"/>
      <text:p text:style-name="Standard">version 3.4.9</text:p>
      <text:list xml:id="list1272120121101560038" text:style-name="L39">
        <text:list-item>
          <text:p text:style-name="P47">Added some explanatory language to the “Excel report” section regarding the proper interpretation of the 'false positive probability' number.<text:line-break/></text:p>
        </text:list-item>
      </text:list>
      <text:p text:style-name="Standard">version 3.4.8</text:p>
      <text:list xml:id="list4322737899939368829" text:style-name="L40">
        <text:list-item>
          <text:p text:style-name="P48">This version deals more realistically with high magDrop lightcurves by defining a 'limiting magDrop' as: <text:line-break/><text:line-break/><text:tab/>limMagDrop = 2.5 * log10( B / std(A) ) <text:line-break/><text:line-break/><text:tab/>std(A) is the noise level of A.</text:p>
          <text:p text:style-name="P48"><text:s text:c="10"/>B = average baseline intensity<text:line-break/><text:soft-pag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3272655904329125244" text:style-name="L41">
        <text:list-item>
          <text:p text:style-name="P49">Automatically loads the correct version of Adv2<text:line-break/></text:p>
        </text:list-item>
      </text:list>
      <text:p text:style-name="Standard">version 3.4.6</text:p>
      <text:list xml:id="list4014040445683773360" text:style-name="L42">
        <text:list-item>
          <text:p text:style-name="P50">Adds AAV Version 2 file as a type that can be read (important when Do OCR check is enabled)</text:p>
        </text:list-item>
      </text:list>
      <text:p text:style-name="Standard"/>
      <text:p text:style-name="Standard">version 3.4.5</text:p>
      <text:list xml:id="list4887532519302275212" text:style-name="L43">
        <text:list-item>
          <text:p text:style-name="P51">Fixes block integration which was failing when more than 4 lightcurves were being processed.<text:line-break/></text:p>
        </text:list-item>
        <text:list-item>
          <text:p text:style-name="P51">Made use diff and Do OCR checkboxes sticky.<text:line-break/></text:p>
        </text:list-item>
      </text:list>
      <text:p text:style-name="Standard">version 3.4.4</text:p>
      <text:list xml:id="list934973691048326640" text:style-name="L44">
        <text:list-item>
          <text:p text:style-name="P5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1990698429034920969" text:style-name="L45">
        <text:list-item>
          <text:p text:style-name="P53">Fixed bug that required an entry in dist(AU) and speed(km/sec) edit boxes for a <text:soft-page-break/>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726287640616714320" text:style-name="L46">
        <text:list-item>
          <text:p text:style-name="P5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250459621930196128" text:style-name="L47">
        <text:list-item>
          <text:p text:style-name="P5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5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5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711983326922049148" text:style-name="L48">
        <text:list-item>
          <text:p text:style-name="P5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557751325028512338" text:style-name="L49">
        <text:list-item>
          <text:p text:style-name="P57">Automatically installs cv2 if not already present. <text:s/>This package is needed for the <text:soft-page-break/>new frame view feature.<text:line-break/></text:p>
        </text:list-item>
      </text:list>
      <text:p text:style-name="Standard">version 3.3.8</text:p>
      <text:list xml:id="list5466919917154424797" text:style-name="L50">
        <text:list-item>
          <text:p text:style-name="P5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9093941360936617091" text:style-name="L51">
        <text:list-item>
          <text:p text:style-name="P59">A new button (View frame) with an associated spinner for entry of a frame number has been added:</text:p>
          <text:p text:style-name="P5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31772597847033992" text:style-name="L52">
        <text:list-item>
          <text:p text:style-name="P60">Changed usage of max([a, b ,c]) to max(a, b, c) to see if this allows the Numba JIT compiler to work for one user that found version 3.3.4 failed to load/compile.<text:line-break/><text:soft-page-break/><text:line-break/>This should have no effect on users that already have version 3.3.4 working.<text:line-break/></text:p>
        </text:list-item>
      </text:list>
      <text:p text:style-name="Standard">version 3.3.4:</text:p>
      <text:list xml:id="list2164762190879495874" text:style-name="L53">
        <text:list-item>
          <text:p text:style-name="P6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941178435741211950" text:style-name="L54">
        <text:list-item>
          <text:p text:style-name="P6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788833477454489311" text:style-name="L55">
        <text:list-item>
          <text:p text:style-name="P6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6790808334219934120" text:style-name="L56">
        <text:list-item>
          <text:p text:style-name="P64">Changed main plot so that the scroll wheel only zooms the x axis.</text:p>
        </text:list-item>
        <text:list-item>
          <text:p text:style-name="P64">Changed lightcurve plot so that it conforms properly to 'start-of-exposure'.<text:line-break/></text:p>
        </text:list-item>
      </text:list>
      <text:p text:style-name="Standard">version 3.2.8</text:p>
      <text:list xml:id="list138577789425772748" text:style-name="L57">
        <text:list-item>
          <text:p text:style-name="P65">Changed font size in help files --- it was fine for Mac but too big for Win10<text:line-break/></text:p>
        </text:list-item>
      </text:list>
      <text:p text:style-name="Standard">version 3.2.7</text:p>
      <text:list xml:id="list1846750072455045198" text:style-name="L58">
        <text:list-item>
          <text:p text:style-name="P6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930557471240238741" text:style-name="L59">
        <text:list-item>
          <text:p text:style-name="P67">This is a 'cosmetic' release --- there should be NO detectable differences from version 3.2.5 in terms of functionality.</text:p>
        </text:list-item>
        <text:list-item>
          <text:p text:style-name="P67">All python files were brought into compliance with PEP 8 coding standards. <text:s/>Only I care about that.</text:p>
        </text:list-item>
        <text:list-item>
          <text:p text:style-name="P67">More significantly, I removed the dependency on C code by using Numba as a code accelerator instead of Cython. <text:s/>As a result, I no longer need to compile <text:soft-page-break/>separate code versions for Mac, Windows, and Linux. <text:s/>That makes my life easier, but you should experience no operational changes.</text:p>
        </text:list-item>
        <text:list-item>
          <text:p text:style-name="P67">All this 'cosmetic' work is in preparation for working on PyOTE issues again.<text:line-break/> </text:p>
        </text:list-item>
      </text:list>
      <text:p text:style-name="Standard">version 3.2.5</text:p>
      <text:list xml:id="list7928439454273493601" text:style-name="L60">
        <text:list-item>
          <text:p text:style-name="P6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358969290054173543" text:style-name="L61">
        <text:list-item>
          <text:p text:style-name="P69">Modified the test for newer version to accommodate the different strings returned by pip 18.1 and pip 19.0+</text:p>
        </text:list-item>
        <text:list-item>
          <text:p text:style-name="P69">Added ability to invoke PyOTE from PyMovie with an externally supplied csv file that is automatically opened.<text:line-break/></text:p>
        </text:list-item>
      </text:list>
      <text:p text:style-name="Standard">version 3.2.3</text:p>
      <text:list xml:id="list8903940660254773855" text:style-name="L62">
        <text:list-item>
          <text:p text:style-name="P7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0">Added support for the PyMovie csv format<text:line-break/></text:p>
        </text:list-item>
      </text:list>
      <text:p text:style-name="Standard">version 3.2.1</text:p>
      <text:list xml:id="list7971193915815160713" text:style-name="L63">
        <text:list-item>
          <text:p text:style-name="P7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112542678586909528" text:style-name="L64">
        <text:list-item>
          <text:p text:style-name="P72">Changed GUI to better align text on min max edit boxes to avoid confusion.<text:line-break/></text:p>
        </text:list-item>
      </text:list>
      <text:p text:style-name="Standard">version 3.1.9</text:p>
      <text:list xml:id="list8442865767597646181" text:style-name="L65">
        <text:list-item>
          <text:p text:style-name="P73">Fixed a bug in the test for a min/max solution search being constrained by a too large min value.<text:line-break/></text:p>
        </text:list-item>
      </text:list>
      <text:p text:style-name="Standard">version 3.1.8</text:p>
      <text:list xml:id="list9110361437119708240" text:style-name="L66">
        <text:list-item>
          <text:p text:style-name="P74">version 3.1.7 was released without an updated version history. <text:s/>Here is what <text:soft-page-break/>was changed in 3.1.7:<text:line-break/></text:p>
        </text:list-item>
        <text:list-item>
          <text:p text:style-name="P7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2015389291945286440" text:style-name="L67">
        <text:list-item>
          <text:p text:style-name="P75">Values entered in the Manual Timestamp Entry dialog box are now 'sticky', thus making corrections easy to do without requiring re-entry of all data. </text:p>
          <text:p text:style-name="P75"><text:line-break/>Also trapped is the case where a user has entered a custom frame time but failed to click the radio button indicating that it is to be used.<text:line-break/></text:p>
        </text:list-item>
      </text:list>
      <text:p text:style-name="Standard">version 3.1.5:</text:p>
      <text:list xml:id="list329490467828070005" text:style-name="L68">
        <text:list-item>
          <text:p text:style-name="P7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738151020356992175" text:style-name="L69">
        <text:list-item>
          <text:p text:style-name="P77">Fixed error in new dropped reading detection logic when light curve was processed in field mode.<text:line-break/></text:p>
        </text:list-item>
        <text:list-item>
          <text:p text:style-name="P77">Cleaned up some language in tooltips.<text:line-break/></text:p>
        </text:list-item>
      </text:list>
      <text:p text:style-name="Standard">version 3.1.3:</text:p>
      <text:list xml:id="list3004894234856296907" text:style-name="L70">
        <text:list-item>
          <text:p text:style-name="P7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8">Eliminated the 'entry num' column in the data matrix at the lower left of the GUI. The 'entry num' is unused and a possible source of confusion with the frame or field number for the unwary.<text:line-break/></text:p>
        </text:list-item>
        <text:list-item>
          <text:p text:style-name="P78"><text:soft-page-break/>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130644387671843972" text:style-name="L71">
        <text:list-item>
          <text:p text:style-name="P7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922127773797625624" text:style-name="L72">
        <text:list-item>
          <text:p text:style-name="P8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899276728627684512" text:style-name="L73">
        <text:list-item>
          <text:p text:style-name="P8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938478285206597134" text:style-name="L74">
        <text:list-item>
          <text:p text:style-name="P8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text:soft-page-break/>not change,<text:line-break/></text:p>
        </text:list-item>
      </text:list>
      <text:p text:style-name="Standard">version 3.0.1:</text:p>
      <text:list xml:id="list6030987407155511644" text:style-name="L75">
        <text:list-item>
          <text:p text:style-name="P8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100868797100378635" text:style-name="L76">
        <text:list-item>
          <text:p text:style-name="P8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793714353511647356" text:style-name="L77">
        <text:list-item>
          <text:p text:style-name="P8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857837843440516780" text:style-name="L78">
        <text:list-item>
          <text:p text:style-name="P86">Disable the Accept integration button when user overrides an automatic block analysis with a manual block selection followed by a click on the Block integrate button.<text:line-break/></text:p>
        </text:list-item>
      </text:list>
      <text:p text:style-name="Standard">version 2.1.4:</text:p>
      <text:list xml:id="list5024151672365452571" text:style-name="L79">
        <text:list-item>
          <text:p text:style-name="P87">Corrected a bug that kept manual selection of block integration from being performed after a refusal to accept the automatic block analysis results.<text:line-break/></text:p>
        </text:list-item>
      </text:list>
      <text:p text:style-name="Standard">version 2.1.3:</text:p>
      <text:list xml:id="list4534413449033971543" text:style-name="L80">
        <text:list-item>
          <text:p text:style-name="P8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835559263576804703" text:style-name="L81">
        <text:list-item>
          <text:p text:style-name="P8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155444655035158144" text:style-name="L82">
        <text:list-item>
          <text:p text:style-name="P90">Added progress bar tracking of block integration analysis because it can take an extended amount of time to complete the analysis when the light curve has many points.<text:line-break/></text:p>
        </text:list-item>
      </text:list>
      <text:p text:style-name="Standard">version 2.1.0</text:p>
      <text:list xml:id="list7546831255962849482" text:style-name="L83">
        <text:list-item>
          <text:p text:style-name="P91">Added automatic determination of 'correct' block size and offset for block integration when user clicks <text:span text:style-name="Default_20_Paragraph_20_Font"><text:span text:style-name="T1">Block integrate</text:span></text:span> button without selecting the two <text:soft-page-break/>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087821119252694921" text:style-name="L84">
        <text:list-item>
          <text:p text:style-name="P92">Made the selection of Tooltip display 'sticky'</text:p>
        </text:list-item>
        <text:list-item>
          <text:p text:style-name="P92">Duration calculation when D and R span midnight now handled correctly</text:p>
        </text:list-item>
      </text:list>
      <text:p text:style-name="Standard"/>
      <text:p text:style-name="Standard">version 2.0.8</text:p>
      <text:list xml:id="list3402941325330813285" text:style-name="L85">
        <text:list-item>
          <text:p text:style-name="P93">toolTips changed to invoke and display in a custom dialog box that can be moved and resized to better accommodate legacy displays</text:p>
        </text:list-item>
        <text:list-item>
          <text:p text:style-name="P93">Calc flash timing calculation fixed to properly deal with the non-integer frame numbers that can result from field processed csv files</text:p>
        </text:list-item>
        <text:list-item>
          <text:p text:style-name="P93">Flash timing has been verified to work with integrated light curves</text:p>
        </text:list-item>
        <text:list-item>
          <text:p text:style-name="P9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574753333117994527" text:style-name="L86">
        <text:list-item>
          <text:p text:style-name="P94">Adds a button to calculate the edge position of an LED timing flash.</text:p>
        </text:list-item>
        <text:list-item>
          <text:p text:style-name="P9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9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94">Adds a checkbox to force manual entry of timestamp info. <text:s/>This is useful when OCR on a VTI timed light curve has catastrophic errors. <text:s/>It is always employed when using LED flash timing.</text:p>
        </text:list-item>
      </text:list>
      <text:list xml:id="list5403694631289049167" text:style-name="L87">
        <text:list-item>
          <text:p text:style-name="P9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667376381233873809" text:style-name="L88">
        <text:list-item>
          <text:p text:style-name="P9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662539900381928320" text:style-name="L89">
        <text:list-item>
          <text:p text:style-name="P97">files generated by pyote now contain PYOTE in the filename.<text:line-break/></text:p>
        </text:list-item>
        <text:list-item>
          <text:p text:style-name="P97"><text:soft-page-break/>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756023095371523185" text:style-name="L90">
        <text:list-item>
          <text:p text:style-name="P9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999445510602953622" text:style-name="L91">
        <text:list-item>
          <text:p text:style-name="P9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529556978302235406" text:style-name="L92">
        <text:list-item>
          <text:p text:style-name="P10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706962361968863041" text:style-name="L93">
        <text:list-item>
          <text:p text:style-name="P101">improved handling of D and R region selection so that one cannot enter an invalid configuration --- automatic corrections/changes are applied.<text:line-break/></text:p>
        </text:list-item>
        <text:list-item>
          <text:p text:style-name="P10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0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877049942270236430" text:style-name="L94">
        <text:list-item>
          <text:p text:style-name="P10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778039435630826150" text:style-name="L95">
        <text:list-item>
          <text:p text:style-name="P10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03"><text:soft-page-break/>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391499216168207032" text:style-name="L96">
        <text:list-item>
          <text:p text:style-name="P10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690063335134776678" text:style-name="L97">
        <text:list-item>
          <text:p text:style-name="P10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0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0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0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152349554140941685" text:style-name="L98">
        <text:list-item>
          <text:p text:style-name="P10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13T07:42:11</dc:date>
    <meta:editing-cycles>135</meta:editing-cycles>
    <meta:editing-duration>PT23H26M49S</meta:editing-duration>
    <dc:creator>Robert Anderson</dc:creator>
    <meta:document-statistic meta:table-count="0" meta:image-count="3" meta:object-count="0" meta:page-count="19" meta:paragraph-count="260" meta:word-count="7206" meta:character-count="42087"/>
    <meta:template xlink:type="simple" xlink:actuate="onRequest" xlink:title="" xlink:href="Normal"/>
  </office:meta>
</office:document-meta>
</file>